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3.75pt" style:use-optimal-column-width="false"/>
    </style:style>
    <style:style style:name="ACOL-2" style:family="table-column">
      <style:table-column-properties style:column-width="122.25pt" style:use-optimal-column-width="true"/>
    </style:style>
    <style:style style:name="ACOL-3" style:family="table-column">
      <style:table-column-properties style:column-width="115.5pt" style:use-optimal-column-width="true"/>
    </style:style>
    <style:style style:name="ACOL-4" style:family="table-column">
      <style:table-column-properties style:column-width="135.75pt" style:use-optimal-column-width="true"/>
    </style:style>
    <style:style style:name="ACOL-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.csv" table:style-name="ta-0" table:print="true">
        <office:forms form:automatic-focus="false" form:apply-design-mode="false">
          <form:form/>
        </office:forms>
        <table:table-column table:style-name="ACOL-0" table:number-columns-repeated="4"/>
        <table:table-column table:style-name="ACOL-1"/>
        <table:table-column table:style-name="ACOL-2"/>
        <table:table-column table:style-name="ACOL-3"/>
        <table:table-column table:style-name="ACOL-4"/>
        <table:table-column table:style-name="ACOL-0"/>
        <table:table-column table:style-name="ACOL-2"/>
        <table:table-column table:style-name="ACOL-0"/>
        <table:table-column table:style-name="ACOL-0" table:number-columns-repeated="245"/>
        <table:table-row table:style-name="AROW-0">
          <table:table-cell table:style-name="Gnumeric-default" office:value-type="string">
            <text:p>Exploration Summary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Quality of Fit</text:p>
          </table:table-cell>
          <table:table-cell table:style-name="Gnumeric-default" office:value-type="string">
            <text:p>f(MAX) Geomean</text:p>
          </table:table-cell>
          <table:table-cell table:style-name="Gnumeric-default" office:value-type="string">
            <text:p>f(MAX)</text:p>
          </table:table-cell>
          <table:table-cell table:style-name="Gnumeric-default" office:value-type="string">
            <text:p>True f(MAX)</text:p>
          </table:table-cell>
          <table:table-cell table:style-name="Gnumeric-default" office:value-type="string">
            <text:p>WC Slack: Setup</text:p>
          </table:table-cell>
          <table:table-cell table:style-name="Gnumeric-default" office:value-type="string">
            <text:p>WC Slack: Hold</text:p>
          </table:table-cell>
          <table:table-cell table:style-name="Gnumeric-default" office:value-type="string">
            <text:p>WC Slack: Recovery</text:p>
          </table:table-cell>
          <table:table-cell table:style-name="Gnumeric-default" office:value-type="string">
            <text:p>WC Slack: Removal</text:p>
          </table:table-cell>
          <table:table-cell table:style-name="Gnumeric-default" office:value-type="string">
            <text:p>Logic Utilization</text:p>
          </table:table-cell>
          <table:table-cell table:style-name="Gnumeric-default" office:value-type="string">
            <text:p>Compilation Time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</text:p>
          </table:table-cell>
          <table:table-cell table:style-name="Gnumeric-default" office:value-type="float" office:value="100.44">
            <text:p>100.44</text:p>
          </table:table-cell>
          <table:table-cell table:style-name="Gnumeric-default" office:value-type="string">
            <text:p>78.770 MHz</text:p>
          </table:table-cell>
          <table:table-cell table:style-name="Gnumeric-default" office:value-type="string">
            <text:p>78.770</text:p>
          </table:table-cell>
          <table:table-cell table:style-name="Gnumeric-default" table:formula="of:=[.D3]*50/50" office:value-type="float" office:value="78.769999999999996">
            <text:p>78.77</text:p>
          </table:table-cell>
          <table:table-cell table:style-name="Gnumeric-default" office:value-type="float" office:value="10.319000000000001">
            <text:p>10.319</text:p>
          </table:table-cell>
          <table:table-cell table:style-name="Gnumeric-default" office:value-type="float" office:value="0.20599999999999999">
            <text:p>0.206</text:p>
          </table:table-cell>
          <table:table-cell table:style-name="Gnumeric-default" office:value-type="float" office:value="13.706">
            <text:p>13.706</text:p>
          </table:table-cell>
          <table:table-cell table:style-name="Gnumeric-default" office:value-type="float" office:value="0.28399999999999997">
            <text:p>0.284</text:p>
          </table:table-cell>
          <table:table-cell table:style-name="Gnumeric-default" office:value-type="float" office:value="355">
            <text:p>355</text:p>
          </table:table-cell>
          <table:table-cell table:style-name="ACE-4" office:value-type="time" office:time-value="PT00H04M53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2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88.580 MHz</text:p>
          </table:table-cell>
          <table:table-cell table:style-name="Gnumeric-default" office:value-type="string">
            <text:p>88.580</text:p>
          </table:table-cell>
          <table:table-cell table:style-name="Gnumeric-default" table:formula="of:=[.D4]*50/50" office:value-type="float" office:value="88.579999999999998">
            <text:p>88.58</text:p>
          </table:table-cell>
          <table:table-cell table:style-name="Gnumeric-default" office:value-type="float" office:value="11.022">
            <text:p>11.022</text:p>
          </table:table-cell>
          <table:table-cell table:style-name="Gnumeric-default" office:value-type="float" office:value="0.16700000000000001">
            <text:p>0.167</text:p>
          </table:table-cell>
          <table:table-cell table:style-name="Gnumeric-default" office:value-type="float" office:value="13.586">
            <text:p>13.586</text:p>
          </table:table-cell>
          <table:table-cell table:style-name="Gnumeric-default" office:value-type="float" office:value="0.30399999999999999">
            <text:p>0.304</text:p>
          </table:table-cell>
          <table:table-cell table:style-name="Gnumeric-default" office:value-type="float" office:value="355">
            <text:p>355</text:p>
          </table:table-cell>
          <table:table-cell table:style-name="ACE-4" office:value-type="time" office:time-value="PT00H06M10S">
            <text:p>00:06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3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99.120 MHz</text:p>
          </table:table-cell>
          <table:table-cell table:style-name="Gnumeric-default" office:value-type="string">
            <text:p>99.120</text:p>
          </table:table-cell>
          <table:table-cell table:style-name="Gnumeric-default" table:formula="of:=[.D5]*50/50" office:value-type="float" office:value="99.120000000000005">
            <text:p>99.12</text:p>
          </table:table-cell>
          <table:table-cell table:style-name="Gnumeric-default" office:value-type="float" office:value="11.622">
            <text:p>11.622</text:p>
          </table:table-cell>
          <table:table-cell table:style-name="Gnumeric-default" office:value-type="float" office:value="0.17899999999999999">
            <text:p>0.179</text:p>
          </table:table-cell>
          <table:table-cell table:style-name="Gnumeric-default" office:value-type="float" office:value="14.347">
            <text:p>14.347</text:p>
          </table:table-cell>
          <table:table-cell table:style-name="Gnumeric-default" office:value-type="float" office:value="0.44900000000000001">
            <text:p>0.449</text:p>
          </table:table-cell>
          <table:table-cell table:style-name="Gnumeric-default" office:value-type="float" office:value="355">
            <text:p>355</text:p>
          </table:table-cell>
          <table:table-cell table:style-name="ACE-4" office:value-type="time" office:time-value="PT00H06M15S">
            <text:p>00:06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4</text:p>
          </table:table-cell>
          <table:table-cell table:style-name="Gnumeric-default" office:value-type="float" office:value="100.45">
            <text:p>100.45</text:p>
          </table:table-cell>
          <table:table-cell table:style-name="Gnumeric-default" office:value-type="string">
            <text:p>94.330 MHz</text:p>
          </table:table-cell>
          <table:table-cell table:style-name="Gnumeric-default" office:value-type="string">
            <text:p>94.330</text:p>
          </table:table-cell>
          <table:table-cell table:style-name="Gnumeric-default" table:formula="of:=[.D6]*50/50" office:value-type="float" office:value="94.329999999999998">
            <text:p>94.33</text:p>
          </table:table-cell>
          <table:table-cell table:style-name="Gnumeric-default" office:value-type="float" office:value="11.366">
            <text:p>11.366</text:p>
          </table:table-cell>
          <table:table-cell table:style-name="Gnumeric-default" office:value-type="float" office:value="0.219">
            <text:p>0.219</text:p>
          </table:table-cell>
          <table:table-cell table:style-name="Gnumeric-default" office:value-type="float" office:value="13.978999999999999">
            <text:p>13.979</text:p>
          </table:table-cell>
          <table:table-cell table:style-name="Gnumeric-default" office:value-type="float" office:value="0.39100000000000001">
            <text:p>0.391</text:p>
          </table:table-cell>
          <table:table-cell table:style-name="Gnumeric-default" office:value-type="float" office:value="355">
            <text:p>355</text:p>
          </table:table-cell>
          <table:table-cell table:style-name="ACE-4" office:value-type="time" office:time-value="PT00H04M25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5</text:p>
          </table:table-cell>
          <table:table-cell table:style-name="Gnumeric-default" office:value-type="float" office:value="100.45999999999999">
            <text:p>100.46</text:p>
          </table:table-cell>
          <table:table-cell table:style-name="Gnumeric-default" office:value-type="string">
            <text:p>98.470 MHz</text:p>
          </table:table-cell>
          <table:table-cell table:style-name="Gnumeric-default" office:value-type="string">
            <text:p>98.470</text:p>
          </table:table-cell>
          <table:table-cell table:style-name="Gnumeric-default" table:formula="of:=[.D7]*50/50" office:value-type="float" office:value="98.469999999999999">
            <text:p>98.47</text:p>
          </table:table-cell>
          <table:table-cell table:style-name="Gnumeric-default" office:value-type="float" office:value="11.589">
            <text:p>11.589</text:p>
          </table:table-cell>
          <table:table-cell table:style-name="Gnumeric-default" office:value-type="float" office:value="0.23799999999999999">
            <text:p>0.238</text:p>
          </table:table-cell>
          <table:table-cell table:style-name="Gnumeric-default" office:value-type="float" office:value="14.228999999999999">
            <text:p>14.229</text:p>
          </table:table-cell>
          <table:table-cell table:style-name="Gnumeric-default" office:value-type="float" office:value="0.31900000000000001">
            <text:p>0.319</text:p>
          </table:table-cell>
          <table:table-cell table:style-name="Gnumeric-default" office:value-type="float" office:value="356">
            <text:p>356</text:p>
          </table:table-cell>
          <table:table-cell table:style-name="ACE-4" office:value-type="time" office:time-value="PT00H06M02S">
            <text:p>00:06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6</text:p>
          </table:table-cell>
          <table:table-cell table:style-name="Gnumeric-default" office:value-type="float" office:value="100.41">
            <text:p>100.41</text:p>
          </table:table-cell>
          <table:table-cell table:style-name="Gnumeric-default" office:value-type="string">
            <text:p>103.530 MHz</text:p>
          </table:table-cell>
          <table:table-cell table:style-name="Gnumeric-default" office:value-type="string">
            <text:p>103.530</text:p>
          </table:table-cell>
          <table:table-cell table:style-name="Gnumeric-default" table:formula="of:=[.D8]*50/50" office:value-type="float" office:value="103.53">
            <text:p>103.53</text:p>
          </table:table-cell>
          <table:table-cell table:style-name="Gnumeric-default" office:value-type="float" office:value="11.837">
            <text:p>11.837</text:p>
          </table:table-cell>
          <table:table-cell table:style-name="Gnumeric-default" office:value-type="float" office:value="0.14399999999999999">
            <text:p>0.144</text:p>
          </table:table-cell>
          <table:table-cell table:style-name="Gnumeric-default" office:value-type="float" office:value="14.346">
            <text:p>14.346</text:p>
          </table:table-cell>
          <table:table-cell table:style-name="Gnumeric-default" office:value-type="float" office:value="0.45200000000000001">
            <text:p>0.452</text:p>
          </table:table-cell>
          <table:table-cell table:style-name="Gnumeric-default" office:value-type="float" office:value="359">
            <text:p>359</text:p>
          </table:table-cell>
          <table:table-cell table:style-name="ACE-4" office:value-type="time" office:time-value="PT00H06M27S">
            <text:p>00:06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7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82.760 MHz</text:p>
          </table:table-cell>
          <table:table-cell table:style-name="Gnumeric-default" office:value-type="string">
            <text:p>82.760</text:p>
          </table:table-cell>
          <table:table-cell table:style-name="Gnumeric-default" table:formula="of:=[.D9]*50/50" office:value-type="float" office:value="82.760000000000005">
            <text:p>82.76</text:p>
          </table:table-cell>
          <table:table-cell table:style-name="Gnumeric-default" office:value-type="float" office:value="10.625">
            <text:p>10.625</text:p>
          </table:table-cell>
          <table:table-cell table:style-name="Gnumeric-default" office:value-type="float" office:value="0.17699999999999999">
            <text:p>0.177</text:p>
          </table:table-cell>
          <table:table-cell table:style-name="Gnumeric-default" office:value-type="float" office:value="13.667999999999999">
            <text:p>13.668</text:p>
          </table:table-cell>
          <table:table-cell table:style-name="Gnumeric-default" office:value-type="float" office:value="0.36099999999999999">
            <text:p>0.361</text:p>
          </table:table-cell>
          <table:table-cell table:style-name="Gnumeric-default" office:value-type="float" office:value="356">
            <text:p>356</text:p>
          </table:table-cell>
          <table:table-cell table:style-name="ACE-4" office:value-type="time" office:time-value="PT00H06M44S">
            <text:p>00:06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8</text:p>
          </table:table-cell>
          <table:table-cell table:style-name="Gnumeric-default" office:value-type="float" office:value="100.44">
            <text:p>100.44</text:p>
          </table:table-cell>
          <table:table-cell table:style-name="Gnumeric-default" office:value-type="string">
            <text:p>74.260 MHz</text:p>
          </table:table-cell>
          <table:table-cell table:style-name="Gnumeric-default" office:value-type="string">
            <text:p>74.260</text:p>
          </table:table-cell>
          <table:table-cell table:style-name="Gnumeric-default" table:formula="of:=[.D10]*50/50" office:value-type="float" office:value="74.260000000000005">
            <text:p>74.26</text:p>
          </table:table-cell>
          <table:table-cell table:style-name="Gnumeric-default" office:value-type="float" office:value="9.9329999999999998">
            <text:p>9.933</text:p>
          </table:table-cell>
          <table:table-cell table:style-name="Gnumeric-default" office:value-type="float" office:value="0.22800000000000001">
            <text:p>0.228</text:p>
          </table:table-cell>
          <table:table-cell table:style-name="Gnumeric-default" office:value-type="float" office:value="13.827">
            <text:p>13.827</text:p>
          </table:table-cell>
          <table:table-cell table:style-name="Gnumeric-default" office:value-type="float" office:value="0.497">
            <text:p>0.497</text:p>
          </table:table-cell>
          <table:table-cell table:style-name="Gnumeric-default" office:value-type="float" office:value="355">
            <text:p>355</text:p>
          </table:table-cell>
          <table:table-cell table:style-name="ACE-4" office:value-type="time" office:time-value="PT00H04M14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9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84.710 MHz</text:p>
          </table:table-cell>
          <table:table-cell table:style-name="Gnumeric-default" office:value-type="string">
            <text:p>84.710</text:p>
          </table:table-cell>
          <table:table-cell table:style-name="Gnumeric-default" table:formula="of:=[.D11]*50/50" office:value-type="float" office:value="84.709999999999994">
            <text:p>84.71</text:p>
          </table:table-cell>
          <table:table-cell table:style-name="Gnumeric-default" office:value-type="float" office:value="10.763999999999999">
            <text:p>10.764</text:p>
          </table:table-cell>
          <table:table-cell table:style-name="Gnumeric-default" office:value-type="float" office:value="0.17999999999999999">
            <text:p>0.18</text:p>
          </table:table-cell>
          <table:table-cell table:style-name="Gnumeric-default" office:value-type="float" office:value="14.449">
            <text:p>14.449</text:p>
          </table:table-cell>
          <table:table-cell table:style-name="Gnumeric-default" office:value-type="float" office:value="0.33300000000000002">
            <text:p>0.333</text:p>
          </table:table-cell>
          <table:table-cell table:style-name="Gnumeric-default" office:value-type="float" office:value="355">
            <text:p>355</text:p>
          </table:table-cell>
          <table:table-cell table:style-name="ACE-4" office:value-type="time" office:time-value="PT00H03M44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0</text:p>
          </table:table-cell>
          <table:table-cell table:style-name="Gnumeric-default" office:value-type="float" office:value="100.45999999999999">
            <text:p>100.46</text:p>
          </table:table-cell>
          <table:table-cell table:style-name="Gnumeric-default" office:value-type="string">
            <text:p>111.070 MHz</text:p>
          </table:table-cell>
          <table:table-cell table:style-name="Gnumeric-default" office:value-type="string">
            <text:p>111.070</text:p>
          </table:table-cell>
          <table:table-cell table:style-name="Gnumeric-default" table:formula="of:=[.D12]*50/50" office:value-type="float" office:value="111.06999999999999">
            <text:p>111.07</text:p>
          </table:table-cell>
          <table:table-cell table:style-name="Gnumeric-default" office:value-type="float" office:value="12.164999999999999">
            <text:p>12.165</text:p>
          </table:table-cell>
          <table:table-cell table:style-name="Gnumeric-default" office:value-type="float" office:value="0.23899999999999999">
            <text:p>0.239</text:p>
          </table:table-cell>
          <table:table-cell table:style-name="Gnumeric-default" office:value-type="float" office:value="14.19">
            <text:p>14.19</text:p>
          </table:table-cell>
          <table:table-cell table:style-name="Gnumeric-default" office:value-type="float" office:value="0.317">
            <text:p>0.317</text:p>
          </table:table-cell>
          <table:table-cell table:style-name="Gnumeric-default" office:value-type="float" office:value="355">
            <text:p>355</text:p>
          </table:table-cell>
          <table:table-cell table:style-name="ACE-4" office:value-type="time" office:time-value="PT00H03M46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1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94.460 MHz</text:p>
          </table:table-cell>
          <table:table-cell table:style-name="Gnumeric-default" office:value-type="string">
            <text:p>94.460</text:p>
          </table:table-cell>
          <table:table-cell table:style-name="Gnumeric-default" table:formula="of:=[.D13]*50/50" office:value-type="float" office:value="94.459999999999994">
            <text:p>94.46</text:p>
          </table:table-cell>
          <table:table-cell table:style-name="Gnumeric-default" office:value-type="float" office:value="11.372999999999999">
            <text:p>11.373</text:p>
          </table:table-cell>
          <table:table-cell table:style-name="Gnumeric-default" office:value-type="float" office:value="0.185">
            <text:p>0.185</text:p>
          </table:table-cell>
          <table:table-cell table:style-name="Gnumeric-default" office:value-type="float" office:value="14.458">
            <text:p>14.458</text:p>
          </table:table-cell>
          <table:table-cell table:style-name="Gnumeric-default" office:value-type="float" office:value="0.36199999999999999">
            <text:p>0.362</text:p>
          </table:table-cell>
          <table:table-cell table:style-name="Gnumeric-default" office:value-type="float" office:value="356">
            <text:p>356</text:p>
          </table:table-cell>
          <table:table-cell table:style-name="ACE-4" office:value-type="time" office:time-value="PT00H03M33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2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88.140 MHz</text:p>
          </table:table-cell>
          <table:table-cell table:style-name="Gnumeric-default" office:value-type="string">
            <text:p>88.140</text:p>
          </table:table-cell>
          <table:table-cell table:style-name="Gnumeric-default" table:formula="of:=[.D14]*50/50" office:value-type="float" office:value="88.140000000000001">
            <text:p>88.14</text:p>
          </table:table-cell>
          <table:table-cell table:style-name="Gnumeric-default" office:value-type="float" office:value="10.994">
            <text:p>10.994</text:p>
          </table:table-cell>
          <table:table-cell table:style-name="Gnumeric-default" office:value-type="float" office:value="0.17799999999999999">
            <text:p>0.178</text:p>
          </table:table-cell>
          <table:table-cell table:style-name="Gnumeric-default" office:value-type="float" office:value="14.752000000000001">
            <text:p>14.752</text:p>
          </table:table-cell>
          <table:table-cell table:style-name="Gnumeric-default" office:value-type="float" office:value="0.33200000000000002">
            <text:p>0.332</text:p>
          </table:table-cell>
          <table:table-cell table:style-name="Gnumeric-default" office:value-type="float" office:value="357">
            <text:p>357</text:p>
          </table:table-cell>
          <table:table-cell table:style-name="ACE-4" office:value-type="time" office:time-value="PT00H03M33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3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98.650 MHz</text:p>
          </table:table-cell>
          <table:table-cell table:style-name="Gnumeric-default" office:value-type="string">
            <text:p>98.650</text:p>
          </table:table-cell>
          <table:table-cell table:style-name="Gnumeric-default" table:formula="of:=[.D15]*50/50" office:value-type="float" office:value="98.650000000000006">
            <text:p>98.65</text:p>
          </table:table-cell>
          <table:table-cell table:style-name="Gnumeric-default" office:value-type="float" office:value="11.598000000000001">
            <text:p>11.598</text:p>
          </table:table-cell>
          <table:table-cell table:style-name="Gnumeric-default" office:value-type="float" office:value="0.161">
            <text:p>0.161</text:p>
          </table:table-cell>
          <table:table-cell table:style-name="Gnumeric-default" office:value-type="float" office:value="13.775">
            <text:p>13.775</text:p>
          </table:table-cell>
          <table:table-cell table:style-name="Gnumeric-default" office:value-type="float" office:value="0.49299999999999999">
            <text:p>0.493</text:p>
          </table:table-cell>
          <table:table-cell table:style-name="Gnumeric-default" office:value-type="float" office:value="357">
            <text:p>357</text:p>
          </table:table-cell>
          <table:table-cell table:style-name="ACE-4" office:value-type="time" office:time-value="PT00H03M28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4</text:p>
          </table:table-cell>
          <table:table-cell table:style-name="Gnumeric-default" office:value-type="float" office:value="100.45999999999999">
            <text:p>100.46</text:p>
          </table:table-cell>
          <table:table-cell table:style-name="Gnumeric-default" office:value-type="string">
            <text:p>98.610 MHz</text:p>
          </table:table-cell>
          <table:table-cell table:style-name="Gnumeric-default" office:value-type="string">
            <text:p>98.610</text:p>
          </table:table-cell>
          <table:table-cell table:style-name="Gnumeric-default" table:formula="of:=[.D16]*50/50" office:value-type="float" office:value="98.609999999999999">
            <text:p>98.61</text:p>
          </table:table-cell>
          <table:table-cell table:style-name="Gnumeric-default" office:value-type="float" office:value="11.596">
            <text:p>11.596</text:p>
          </table:table-cell>
          <table:table-cell table:style-name="Gnumeric-default" office:value-type="float" office:value="0.23699999999999999">
            <text:p>0.237</text:p>
          </table:table-cell>
          <table:table-cell table:style-name="Gnumeric-default" office:value-type="float" office:value="13.685">
            <text:p>13.685</text:p>
          </table:table-cell>
          <table:table-cell table:style-name="Gnumeric-default" office:value-type="float" office:value="0.498">
            <text:p>0.498</text:p>
          </table:table-cell>
          <table:table-cell table:style-name="Gnumeric-default" office:value-type="float" office:value="355">
            <text:p>355</text:p>
          </table:table-cell>
          <table:table-cell table:style-name="ACE-4" office:value-type="time" office:time-value="PT00H03M29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5</text:p>
          </table:table-cell>
          <table:table-cell table:style-name="Gnumeric-default" office:value-type="float" office:value="100.47">
            <text:p>100.47</text:p>
          </table:table-cell>
          <table:table-cell table:style-name="Gnumeric-default" office:value-type="string">
            <text:p>101.470 MHz</text:p>
          </table:table-cell>
          <table:table-cell table:style-name="Gnumeric-default" office:value-type="string">
            <text:p>101.470</text:p>
          </table:table-cell>
          <table:table-cell table:style-name="Gnumeric-default" table:formula="of:=[.D17]*50/50" office:value-type="float" office:value="101.47">
            <text:p>101.47</text:p>
          </table:table-cell>
          <table:table-cell table:style-name="Gnumeric-default" office:value-type="float" office:value="11.739000000000001">
            <text:p>11.739</text:p>
          </table:table-cell>
          <table:table-cell table:style-name="Gnumeric-default" office:value-type="float" office:value="0.25900000000000001">
            <text:p>0.259</text:p>
          </table:table-cell>
          <table:table-cell table:style-name="Gnumeric-default" office:value-type="float" office:value="14.063000000000001">
            <text:p>14.063</text:p>
          </table:table-cell>
          <table:table-cell table:style-name="Gnumeric-default" office:value-type="float" office:value="0.32900000000000001">
            <text:p>0.329</text:p>
          </table:table-cell>
          <table:table-cell table:style-name="Gnumeric-default" office:value-type="float" office:value="356">
            <text:p>356</text:p>
          </table:table-cell>
          <table:table-cell table:style-name="ACE-4" office:value-type="time" office:time-value="PT00H03M10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base</text:p>
          </table:table-cell>
          <table:table-cell table:style-name="Gnumeric-default" office:value-type="float" office:value="100.44">
            <text:p>100.44</text:p>
          </table:table-cell>
          <table:table-cell table:style-name="Gnumeric-default" office:value-type="string">
            <text:p>94.720 MHz</text:p>
          </table:table-cell>
          <table:table-cell table:style-name="Gnumeric-default" office:value-type="string">
            <text:p>94.720</text:p>
          </table:table-cell>
          <table:table-cell table:style-name="Gnumeric-default" table:formula="of:=[.D18]*50/50" office:value-type="float" office:value="94.719999999999999">
            <text:p>94.72</text:p>
          </table:table-cell>
          <table:table-cell table:style-name="Gnumeric-default" office:value-type="float" office:value="11.388">
            <text:p>11.388</text:p>
          </table:table-cell>
          <table:table-cell table:style-name="Gnumeric-default" office:value-type="float" office:value="0.20499999999999999">
            <text:p>0.205</text:p>
          </table:table-cell>
          <table:table-cell table:style-name="Gnumeric-default" office:value-type="float" office:value="14.491">
            <text:p>14.491</text:p>
          </table:table-cell>
          <table:table-cell table:style-name="Gnumeric-default" office:value-type="float" office:value="0.34200000000000003">
            <text:p>0.342</text:p>
          </table:table-cell>
          <table:table-cell table:style-name="Gnumeric-default" office:value-type="float" office:value="357">
            <text:p>357</text:p>
          </table:table-cell>
          <table:table-cell table:style-name="ACE-4" office:value-type="time" office:time-value="PT00H04M48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number-columns-repeated="4" table:style-name="Gnumeric-default"/>
          <table:table-cell table:style-name="ACE-2" table:formula="of:=AVERAGE([.E3:.E18])" office:value-type="float" office:value="93.228125000000006">
            <text:p>93.228125</text:p>
          </table:table-cell>
          <table:table-cell table:number-columns-repeated="4" table:style-name="Gnumeric-default"/>
          <table:table-cell table:style-name="ACE-2" table:formula="of:=AVERAGE([.J3:.J18])" office:value-type="float" office:value="355.875">
            <text:p>355.875</text:p>
          </table:table-cell>
          <table:table-cell table:number-columns-repeated="246" table:style-name="Gnumeric-default"/>
        </table:table-row>
        <table:table-row table:style-name="AROW-1">
          <table:table-cell table:number-columns-repeated="4" table:style-name="Gnumeric-default"/>
          <table:table-cell table:style-name="ACE-2" table:formula="of:=STDEV([.E3:.E18])" office:value-type="float" office:value="9.7172048235762372">
            <text:p>9.7172048</text:p>
          </table:table-cell>
          <table:table-cell table:number-columns-repeated="4" table:style-name="Gnumeric-default"/>
          <table:table-cell table:style-name="ACE-2" table:formula="of:=STDEV([.J3:.J18])" office:value-type="float" office:value="1.1474609652039003">
            <text:p>1.1474609652039003</text:p>
          </table:table-cell>
          <table:table-cell table:number-columns-repeated="246" table:style-name="Gnumeric-default"/>
        </table:table-row>
        <table:table-row table:style-name="AROW-0">
          <table:table-cell table:number-columns-repeated="256"/>
        </table:table-row>
        <table:table-row table:style-name="AROW-1">
          <table:table-cell table:style-name="Gnumeric-default" office:value-type="string">
            <text:p>Simulation Summary</text:p>
          </table:table-cell>
          <table:table-cell table:number-columns-repeated="3" table:style-name="Gnumeric-default"/>
          <table:table-cell table:style-name="ACE-2"/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Execution</text:p>
          </table:table-cell>
          <table:table-cell table:style-name="Gnumeric-default" office:value-type="string">
            <text:p>Duration</text:p>
          </table:table-cell>
          <table:table-cell table:style-name="Gnumeric-default"/>
          <table:table-cell table:style-name="Gnumeric-default" office:value-type="string">
            <text:p>Time (s)</text:p>
          </table:table-cell>
          <table:table-cell table:style-name="Gnumeric-default" office:value-type="string">
            <text:p>Clock cycles</text:p>
          </table:table-cell>
          <table:table-cell table:style-name="Gnumeric-default" office:value-type="string">
            <text:p>Synth time (s)</text:p>
          </table:table-cell>
          <table:table-cell table:style-name="ACE-5" office:value-type="string">
            <text:p>Advantage</text:p>
          </table:table-cell>
          <table:table-cell table:style-name="Gnumeric-default" office:value-type="string">
            <text:p>Sim Freq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6</text:p>
          </table:table-cell>
          <table:table-cell table:style-name="Gnumeric-default" table:formula="of:=[.B24]*60+[.C24]" office:value-type="float" office:value="0.45600000000000002">
            <text:p>0.456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24]/([.E3]*10^6)" office:value-type="float" office:value="0.010194337945918498">
            <text:p>0.010194337945918498</text:p>
          </table:table-cell>
          <table:table-cell table:style-name="ACE-5" table:formula="of:=[.D24]/[.F24]" office:value-type="float" office:value="44.730712520921337">
            <text:p>44.73071252092134</text:p>
          </table:table-cell>
          <table:table-cell table:style-name="Gnumeric-default" table:formula="of:=([.E24]/[.D24])/10^6" office:value-type="float" office:value="1.7609824561403509">
            <text:p>1.7609824561403509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6</text:p>
          </table:table-cell>
          <table:table-cell table:style-name="Gnumeric-default" table:formula="of:=[.B25]*60+[.C25]" office:value-type="float" office:value="0.45600000000000002">
            <text:p>0.456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25]/([.E4]*10^6)" office:value-type="float" office:value="0.009065342063671258">
            <text:p>0.009065342063671258</text:p>
          </table:table-cell>
          <table:table-cell table:style-name="ACE-5" table:formula="of:=[.D25]/[.F25]" office:value-type="float" office:value="50.301466486012593">
            <text:p>50.30146648601259</text:p>
          </table:table-cell>
          <table:table-cell table:style-name="Gnumeric-default" table:formula="of:=([.E25]/[.D25])/10^6" office:value-type="float" office:value="1.7609824561403509">
            <text:p>1.7609824561403509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9</text:p>
          </table:table-cell>
          <table:table-cell table:style-name="Gnumeric-default" table:formula="of:=[.B26]*60+[.C26]" office:value-type="float" office:value="0.45900000000000002">
            <text:p>0.459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26]/([.E5]*10^6)" office:value-type="float" office:value="0.0081013720742534306">
            <text:p>0.00810137207425343</text:p>
          </table:table-cell>
          <table:table-cell table:style-name="ACE-5" table:formula="of:=[.D26]/[.F26]" office:value-type="float" office:value="56.657069418984619">
            <text:p>56.65706941898462</text:p>
          </table:table-cell>
          <table:table-cell table:style-name="Gnumeric-default" table:formula="of:=([.E26]/[.D26])/10^6" office:value-type="float" office:value="1.7494727668845316">
            <text:p>1.7494727668845316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5</text:p>
          </table:table-cell>
          <table:table-cell table:style-name="Gnumeric-default" table:formula="of:=[.B27]*60+[.C27]" office:value-type="float" office:value="0.45500000000000002">
            <text:p>0.455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27]/([.E6]*10^6)" office:value-type="float" office:value="0.0085127531008162838">
            <text:p>0.008512753100816284</text:p>
          </table:table-cell>
          <table:table-cell table:style-name="ACE-5" table:formula="of:=[.D27]/[.F27]" office:value-type="float" office:value="53.449218438670599">
            <text:p>53.4492184386706</text:p>
          </table:table-cell>
          <table:table-cell table:style-name="Gnumeric-default" table:formula="of:=([.E27]/[.D27])/10^6" office:value-type="float" office:value="1.7648527472527471">
            <text:p>1.76485274725274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6</text:p>
          </table:table-cell>
          <table:table-cell table:style-name="Gnumeric-default" table:formula="of:=[.B28]*60+[.C28]" office:value-type="float" office:value="0.45600000000000002">
            <text:p>0.456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28]/([.E7]*10^6)" office:value-type="float" office:value="0.0081548491926475061">
            <text:p>0.008154849192647506</text:p>
          </table:table-cell>
          <table:table-cell table:style-name="ACE-5" table:formula="of:=[.D28]/[.F28]" office:value-type="float" office:value="55.917649637363517">
            <text:p>55.91764963736352</text:p>
          </table:table-cell>
          <table:table-cell table:style-name="Gnumeric-default" table:formula="of:=([.E28]/[.D28])/10^6" office:value-type="float" office:value="1.7609824561403509">
            <text:p>1.7609824561403509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6</text:p>
          </table:table-cell>
          <table:table-cell table:style-name="Gnumeric-default" table:formula="of:=[.B29]*60+[.C29]" office:value-type="float" office:value="0.45600000000000002">
            <text:p>0.456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29]/([.E8]*10^6)" office:value-type="float" office:value="0.0077562832029363466">
            <text:p>0.007756283202936347</text:p>
          </table:table-cell>
          <table:table-cell table:style-name="ACE-5" table:formula="of:=[.D29]/[.F29]" office:value-type="float" office:value="58.791045668287246">
            <text:p>58.791045668287246</text:p>
          </table:table-cell>
          <table:table-cell table:style-name="Gnumeric-default" table:formula="of:=([.E29]/[.D29])/10^6" office:value-type="float" office:value="1.7609824561403509">
            <text:p>1.7609824561403509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8</text:p>
          </table:table-cell>
          <table:table-cell table:style-name="Gnumeric-default" table:formula="of:=[.B30]*60+[.C30]" office:value-type="float" office:value="0.45800000000000002">
            <text:p>0.458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30]/([.E9]*10^6)" office:value-type="float" office:value="0.0097028516191396807">
            <text:p>0.00970285161913968</text:p>
          </table:table-cell>
          <table:table-cell table:style-name="ACE-5" table:formula="of:=[.D30]/[.F30]" office:value-type="float" office:value="47.202618155734442">
            <text:p>47.20261815573444</text:p>
          </table:table-cell>
          <table:table-cell table:style-name="Gnumeric-default" table:formula="of:=([.E30]/[.D30])/10^6" office:value-type="float" office:value="1.753292576419214">
            <text:p>1.753292576419214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4</text:p>
          </table:table-cell>
          <table:table-cell table:style-name="Gnumeric-default" table:formula="of:=[.B31]*60+[.C31]" office:value-type="float" office:value="0.45400000000000001">
            <text:p>0.454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31]/([.E10]*10^6)" office:value-type="float" office:value="0.010813466199838405">
            <text:p>0.010813466199838405</text:p>
          </table:table-cell>
          <table:table-cell table:style-name="ACE-5" table:formula="of:=[.D31]/[.F31]" office:value-type="float" office:value="41.984687574719061">
            <text:p>41.98468757471906</text:p>
          </table:table-cell>
          <table:table-cell table:style-name="Gnumeric-default" table:formula="of:=([.E31]/[.D31])/10^6" office:value-type="float" office:value="1.7687400881057267">
            <text:p>1.768740088105726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5</text:p>
          </table:table-cell>
          <table:table-cell table:style-name="Gnumeric-default" table:formula="of:=[.B32]*60+[.C32]" office:value-type="float" office:value="0.45500000000000002">
            <text:p>0.455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32]/([.E11]*10^6)" office:value-type="float" office:value="0.009479494746783142">
            <text:p>0.009479494746783142</text:p>
          </table:table-cell>
          <table:table-cell table:style-name="ACE-5" table:formula="of:=[.D32]/[.F32]" office:value-type="float" office:value="47.998338746313863">
            <text:p>47.99833874631386</text:p>
          </table:table-cell>
          <table:table-cell table:style-name="Gnumeric-default" table:formula="of:=([.E32]/[.D32])/10^6" office:value-type="float" office:value="1.7648527472527471">
            <text:p>1.76485274725274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0</text:p>
          </table:table-cell>
          <table:table-cell table:style-name="Gnumeric-default" table:formula="of:=[.B33]*60+[.C33]" office:value-type="float" office:value="0.45000000000000001">
            <text:p>0.45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33]/([.E12]*10^6)" office:value-type="float" office:value="0.0072297470063923648">
            <text:p>0.007229747006392365</text:p>
          </table:table-cell>
          <table:table-cell table:style-name="ACE-5" table:formula="of:=[.D33]/[.F33]" office:value-type="float" office:value="62.242841914401851">
            <text:p>62.24284191440185</text:p>
          </table:table-cell>
          <table:table-cell table:style-name="Gnumeric-default" table:formula="of:=([.E33]/[.D33])/10^6" office:value-type="float" office:value="1.7844622222222222">
            <text:p>1.784462222222222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5</text:p>
          </table:table-cell>
          <table:table-cell table:style-name="Gnumeric-default" table:formula="of:=[.B34]*60+[.C34]" office:value-type="float" office:value="0.45500000000000002">
            <text:p>0.455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34]/([.E13]*10^6)" office:value-type="float" office:value="0.0085010374761803932">
            <text:p>0.008501037476180393</text:p>
          </table:table-cell>
          <table:table-cell table:style-name="ACE-5" table:formula="of:=[.D34]/[.F34]" office:value-type="float" office:value="53.5228789750538">
            <text:p>53.5228789750538</text:p>
          </table:table-cell>
          <table:table-cell table:style-name="Gnumeric-default" table:formula="of:=([.E34]/[.D34])/10^6" office:value-type="float" office:value="1.7648527472527471">
            <text:p>1.76485274725274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5</text:p>
          </table:table-cell>
          <table:table-cell table:style-name="Gnumeric-default" table:formula="of:=[.B35]*60+[.C35]" office:value-type="float" office:value="0.45500000000000002">
            <text:p>0.455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35]/([.E14]*10^6)" office:value-type="float" office:value="0.0091105967778534157">
            <text:p>0.009110596777853416</text:p>
          </table:table-cell>
          <table:table-cell table:style-name="ACE-5" table:formula="of:=[.D35]/[.F35]" office:value-type="float" office:value="49.941843667809039">
            <text:p>49.94184366780904</text:p>
          </table:table-cell>
          <table:table-cell table:style-name="Gnumeric-default" table:formula="of:=([.E35]/[.D35])/10^6" office:value-type="float" office:value="1.7648527472527471">
            <text:p>1.76485274725274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9</text:p>
          </table:table-cell>
          <table:table-cell table:style-name="Gnumeric-default" table:formula="of:=[.B36]*60+[.C36]" office:value-type="float" office:value="0.45900000000000002">
            <text:p>0.459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36]/([.E15]*10^6)" office:value-type="float" office:value="0.0081399695894576792">
            <text:p>0.00813996958945768</text:p>
          </table:table-cell>
          <table:table-cell table:style-name="ACE-5" table:formula="of:=[.D36]/[.F36]" office:value-type="float" office:value="56.388417051884915">
            <text:p>56.388417051884915</text:p>
          </table:table-cell>
          <table:table-cell table:style-name="Gnumeric-default" table:formula="of:=([.E36]/[.D36])/10^6" office:value-type="float" office:value="1.7494727668845316">
            <text:p>1.7494727668845316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9</text:p>
          </table:table-cell>
          <table:table-cell table:style-name="Gnumeric-default" table:formula="of:=[.B37]*60+[.C37]" office:value-type="float" office:value="0.45900000000000002">
            <text:p>0.459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37]/([.E16]*10^6)" office:value-type="float" office:value="0.0081432714734813918">
            <text:p>0.008143271473481392</text:p>
          </table:table-cell>
          <table:table-cell table:style-name="ACE-5" table:formula="of:=[.D37]/[.F37]" office:value-type="float" office:value="56.36555302064238">
            <text:p>56.36555302064238</text:p>
          </table:table-cell>
          <table:table-cell table:style-name="Gnumeric-default" table:formula="of:=([.E37]/[.D37])/10^6" office:value-type="float" office:value="1.7494727668845316">
            <text:p>1.7494727668845316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60</text:p>
          </table:table-cell>
          <table:table-cell table:style-name="Gnumeric-default" table:formula="of:=[.B38]*60+[.C38]" office:value-type="float" office:value="0.46000000000000002">
            <text:p>0.46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38]/([.E17]*10^6)" office:value-type="float" office:value="0.0079137479057849614">
            <text:p>0.007913747905784961</text:p>
          </table:table-cell>
          <table:table-cell table:style-name="ACE-5" table:formula="of:=[.D38]/[.F38]" office:value-type="float" office:value="58.126693631943894">
            <text:p>58.126693631943894</text:p>
          </table:table-cell>
          <table:table-cell table:style-name="Gnumeric-default" table:formula="of:=([.E38]/[.D38])/10^6" office:value-type="float" office:value="1.745669565217391">
            <text:p>1.745669565217391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5</text:p>
          </table:table-cell>
          <table:table-cell table:style-name="Gnumeric-default" table:formula="of:=[.B39]*60+[.C39]" office:value-type="float" office:value="0.45500000000000002">
            <text:p>0.455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39]/([.E18]*10^6)" office:value-type="float" office:value="0.0084777027027027035">
            <text:p>0.008477702702702703</text:p>
          </table:table-cell>
          <table:table-cell table:style-name="ACE-5" table:formula="of:=[.D39]/[.F39]" office:value-type="float" office:value="53.670200047820195">
            <text:p>53.670200047820195</text:p>
          </table:table-cell>
          <table:table-cell table:style-name="Gnumeric-default" table:formula="of:=([.E39]/[.D39])/10^6" office:value-type="float" office:value="1.7648527472527471">
            <text:p>1.76485274725274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/>
          <table:table-cell table:style-name="ACE-1"/>
          <table:table-cell table:style-name="Gnumeric-default"/>
          <table:table-cell table:style-name="ACE-2" table:formula="of:=AVERAGE([.D24:.D39])" office:value-type="float" office:value="0.456125">
            <text:p>0.45613</text:p>
          </table:table-cell>
          <table:table-cell table:style-name="ACE-3"/>
          <table:table-cell table:style-name="ACE-2" table:formula="of:=AVERAGE([.F24:.F39])" office:value-type="float" office:value="0.008706051442366091">
            <text:p>0.0087060514423661</text:p>
          </table:table-cell>
          <table:table-cell table:style-name="ACE-6" table:formula="of:=AVERAGE([.G24:.G39])" office:value-type="float" office:value="52.95570218478521">
            <text:p>52.95570218478521</text:p>
          </table:table-cell>
          <table:table-cell table:style-name="ACE-6" table:formula="of:=AVERAGE([.H24:.H39])" office:value-type="float" office:value="1.7605485195902055">
            <text:p>1.7605485195902055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3" table:style-name="Gnumeric-default"/>
          <table:table-cell table:style-name="ACE-2" table:formula="of:=STDEV([.D24:.D39])" office:value-type="float" office:value="0.0024731895735399414">
            <text:p>0.00247</text:p>
          </table:table-cell>
          <table:table-cell table:style-name="Gnumeric-default"/>
          <table:table-cell table:style-name="ACE-2" table:formula="of:=STDEV([.F24:.F39])" office:value-type="float" office:value="0.00095527357413491103">
            <text:p>0.0009552735741349</text:p>
          </table:table-cell>
          <table:table-cell table:style-name="ACE-6" table:formula="of:=STDEV([.G24:.G39])" office:value-type="float" office:value="5.5125089667483103">
            <text:p>5.51250896674831</text:p>
          </table:table-cell>
          <table:table-cell table:style-name="ACE-6" table:formula="of:=STDEV([.H24:.H39])" office:value-type="float" office:value="0.0095721851890806786">
            <text:p>0.009572185189080679</text:p>
          </table:table-cell>
          <table:table-cell table:number-columns-repeated="248" table:style-name="Gnumeric-default"/>
        </table:table-row>
        <table:table-row table:style-name="AROW-1" table:number-rows-repeated="10">
          <table:table-cell table:number-columns-repeated="256"/>
        </table:table-row>
        <table:table-row table:style-name="AROW-0" table:number-rows-repeated="65485">
          <table:table-cell table:number-columns-repeated="256"/>
        </table:table-row>
        <table:named-expressions>
          <table:named-expression table:name="Print_Area" table:expression="of:=#REF!" table:base-cell-address="$'report.csv'.$A$1"/>
          <table:named-expression table:name="Sheet_Title" table:expression="of:=&quot;report.csv&quot;" table:base-cell-address="$'report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ime-style style:name="ND-0" number:format-source="fixed" number:truncate-on-overflow="false">
      <number:minutes number:style="long"/>
      <number:text>:</number:text>
      <number:seconds number:style="long" number:decimal-places="0"/>
    </number:time-style>
    <number:number-style style:name="ND-1">
      <number:number number:decimal-places="0" number:grouping="false" number:min-integer-digits="1"/>
    </number:number-style>
    <number:time-style style:name="ND-2" number:format-source="language">
      <number:hours number:style="long"/>
      <number:text>:</number:text>
      <number:minutes number:style="long"/>
    </number:time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01T17:54:53Z</dc:date>
    <meta:creation-date>2020-04-07T15:17:04Z</meta:creation-date>
    <meta:generator>gnumeric/1.12.35</meta:generator>
  </office:meta>
</office:document-meta>
</file>